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 table:number-rows-repeated="104784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number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7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7P2" style:volatile="true">
      <number:text>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number:fill-character> </number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 style:data-style-name="N2" text:time-value="17:43:46.836593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4-30T21:14:49.150212219</dc:date>
    <dc:creator>Jesus Castagnetto</dc:creator>
    <meta:editing-duration>P5DT15H34M18S</meta:editing-duration>
    <meta:editing-cycles>511</meta:editing-cycles>
    <meta:generator>LibreOffice/7.1.2.2$Linux_X86_64 LibreOffice_project/10$Build-2</meta:generator>
    <meta:document-statistic meta:table-count="1" meta:cell-count="5237" meta:object-count="0"/>
  </office:meta>
</office:document-meta>
</file>